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61000002AA0D9A318C7BC9FEA3.png" manifest:media-type="image/png"/>
  <manifest:file-entry manifest:full-path="Pictures/1000ADD000003EEA000046861C62DEC619A3448C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202326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047cm" svg:height="15.747cm" svg:x="6.972cm" svg:y="0.001cm">
          <draw:image xlink:href="Pictures/1000ADD000003EEA000046861C62DEC619A3448C.svg" xlink:type="simple" xlink:show="embed" xlink:actuate="onLoad">
            <text:p/>
          </draw:image>
          <draw:image xlink:href="Pictures/1000020100000261000002AA0D9A318C7BC9FEA3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Seiters</meta:initial-creator>
    <meta:creation-date>2018-12-17T13:32:40.108954665</meta:creation-date>
    <dc:date>2018-12-17T14:10:52.206019771</dc:date>
    <dc:creator>James Seiters</dc:creator>
    <meta:editing-duration>PT7M21S</meta:editing-duration>
    <meta:editing-cycles>1</meta:editing-cycles>
    <meta:document-statistic meta:object-count="1"/>
    <meta:generator>LibreOffice/6.0.7.3$Linux_X86_64 LibreOffice_project/00m0$Build-3</meta:generator>
  </office:meta>
</office:document-meta>
</file>